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scadia Mono" svg:font-family="'Cascadia Mono'"/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4429in"/>
    </style:style>
    <style:style style:name="co3" style:family="table-column">
      <style:table-column-properties fo:break-before="auto" style:column-width="1.4327in"/>
    </style:style>
    <style:style style:name="co4" style:family="table-column">
      <style:table-column-properties fo:break-before="auto" style:column-width="3.4646in"/>
    </style:style>
    <style:style style:name="co5" style:family="table-column">
      <style:table-column-properties fo:break-before="auto" style:column-width="2.3283in"/>
    </style:style>
    <style:style style:name="co6" style:family="table-column">
      <style:table-column-properties fo:break-before="auto" style:column-width="2.711in"/>
    </style:style>
    <style:style style:name="co7" style:family="table-column">
      <style:table-column-properties fo:break-before="auto" style:column-width="1.1047in"/>
    </style:style>
    <style:style style:name="co8" style:family="table-column">
      <style:table-column-properties fo:break-before="auto" style:column-width="0.8957in"/>
    </style:style>
    <style:style style:name="co9" style:family="table-column">
      <style:table-column-properties fo:break-before="auto" style:column-width="2.56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Cascadia Mono" fo:font-size="9.5pt" fo:language="en" fo:country="US" style:font-name-asian="Cascadia Mono" style:font-size-asian="9.5pt" style:language-asian="en" style:country-asian="US" style:font-name-complex="Cascadia Mono" style:font-size-complex="5.40000009536743pt" style:language-complex="en" style:country-complex="US"/>
    </style:style>
    <style:style style:name="T1" style:family="text">
      <style:text-properties fo:color="#000000" style:font-name="Cascadia Mono" fo:font-size="9.5pt" style:font-name-asian="Cascadia Mono" style:font-size-asian="9.5pt" style:font-name-complex="Cascadia Mono" style:font-size-complex="5.40000009536743p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ection</text:p>
          </table:table-cell>
          <table:table-cell office:value-type="string">
            <text:p>Verb</text:p>
          </table:table-cell>
          <table:table-cell office:value-type="string">
            <text:p>Endpoint</text:p>
          </table:table-cell>
          <table:table-cell office:value-type="string">
            <text:p>spName</text:p>
          </table:table-cell>
          <table:table-cell office:value-type="string">
            <text:p>Description</text:p>
          </table:table-cell>
          <table:table-cell office:value-type="string">
            <text:p>Purpose</text:p>
          </table:table-cell>
          <table:table-cell office:value-type="string">
            <text:p>Required Fields (other than app install Id)</text:p>
          </table:table-cell>
          <table:table-cell office:value-type="string">
            <text:p>Simple mode?</text:p>
          </table:table-cell>
          <table:table-cell office:value-type="string">
            <text:p>Unit test?</text:p>
          </table:table-cell>
          <table:table-cell office:value-type="string">
            <text:p>Remarks</text:p>
          </table:table-cell>
        </table:table-row>
        <table:table-row table:style-name="ro2">
          <table:table-cell office:value-type="string">
            <text:p>Global Meals</text:p>
          </table:table-cell>
          <table:table-cell office:value-type="string">
            <text:p>GET</text:p>
          </table:table-cell>
          <table:table-cell office:value-type="string">
            <text:p>/api/v1/GlobalMeals</text:p>
          </table:table-cell>
          <table:table-cell/>
          <table:table-cell office:value-type="string">
            <text:p>Retrieves global meals by name or description</text:p>
          </table:table-cell>
          <table:table-cell office:value-type="string">
            <text:p>Search Global Meal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Can search all</text:p>
          </table:table-cell>
        </table:table-row>
        <table:table-row table:style-name="ro2">
          <table:table-cell office:value-type="string">
            <text:p>Global Meals</text:p>
          </table:table-cell>
          <table:table-cell office:value-type="string">
            <text:p>GET</text:p>
          </table:table-cell>
          <table:table-cell office:value-type="string">
            <text:p>/api/v1/GlobalMeals/{MealGuid}</text:p>
          </table:table-cell>
          <table:table-cell/>
          <table:table-cell office:value-type="string">
            <text:p>Retrieves a global meal by global meal guid</text:p>
          </table:table-cell>
          <table:table-cell office:value-type="string">
            <text:p>Return a Global Meal</text:p>
          </table:table-cell>
          <table:table-cell table:number-columns-repeated="2"/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Parties</text:p>
          </table:table-cell>
          <table:table-cell office:value-type="string">
            <text:p>GET</text:p>
          </table:table-cell>
          <table:table-cell office:value-type="string">
            <text:p>/api/v1/Parties</text:p>
          </table:table-cell>
          <table:table-cell office:value-type="string">
            <text:p><text:span text:style-name="T1">GetPartiesAsync</text:span></text:p>
          </table:table-cell>
          <table:table-cell office:value-type="string">
            <text:p>Retrieves parties the user is invited to or hosting</text:p>
          </table:table-cell>
          <table:table-cell office:value-type="string">
            <text:p>Find parties associated with user</text:p>
          </table:table-cell>
          <table:table-cell/>
          <table:table-cell table:number-columns-repeated="2" office:value-type="string">
            <text:p>Yes</text:p>
          </table:table-cell>
          <table:table-cell office:value-type="string">
            <text:p>Only show parties the user is invited or hosting</text:p>
          </table:table-cell>
        </table:table-row>
        <table:table-row table:style-name="ro2">
          <table:table-cell office:value-type="string">
            <text:p>Parties</text:p>
          </table:table-cell>
          <table:table-cell office:value-type="string">
            <text:p>POST</text:p>
          </table:table-cell>
          <table:table-cell office:value-type="string">
            <text:p>/api/v1/Parties</text:p>
          </table:table-cell>
          <table:table-cell/>
          <table:table-cell office:value-type="string">
            <text:p>Creates a new party --Untested</text:p>
          </table:table-cell>
          <table:table-cell table:number-columns-repeated="5"/>
        </table:table-row>
        <table:table-row table:style-name="ro4">
          <table:table-cell office:value-type="string">
            <text:p>Parties</text:p>
          </table:table-cell>
          <table:table-cell office:value-type="string">
            <text:p>GET</text:p>
          </table:table-cell>
          <table:table-cell office:value-type="string">
            <text:p>/api/v1/Parties/{PartyID}/Settings</text:p>
          </table:table-cell>
          <table:table-cell table:style-name="ce1" office:value-type="string">
            <text:p><text:span text:style-name="T1">GetPartySettingsAsync</text:span></text:p>
          </table:table-cell>
          <table:table-cell office:value-type="string">
            <text:p>Retrieves party settings</text:p>
          </table:table-cell>
          <table:table-cell office:value-type="string">
            <text:p>Lookup settings for a specific party</text:p>
          </table:table-cell>
          <table:table-cell office:value-type="string">
            <text:p>PartyID</text:p>
          </table:table-cell>
          <table:table-cell office:value-type="string">
            <text:p>N/A</text:p>
          </table:table-cell>
          <table:table-cell/>
          <table:table-cell office:value-type="string">
            <text:p>Only show parties the user is invited or hosting</text:p>
          </table:table-cell>
        </table:table-row>
        <table:table-row table:style-name="ro2">
          <table:table-cell office:value-type="string">
            <text:p>Parties</text:p>
          </table:table-cell>
          <table:table-cell office:value-type="string">
            <text:p>PUT</text:p>
          </table:table-cell>
          <table:table-cell office:value-type="string">
            <text:p>/api/v1/Parties/{PartyID}/Settings</text:p>
          </table:table-cell>
          <table:table-cell/>
          <table:table-cell office:value-type="string">
            <text:p>Updates an existing party setting</text:p>
          </table:table-cell>
          <table:table-cell office:value-type="string">
            <text:p>Update a certain party setting</text:p>
          </table:table-cell>
          <table:table-cell table:number-columns-repeated="3"/>
          <table:table-cell office:value-type="string">
            <text:p>Host only</text:p>
          </table:table-cell>
        </table:table-row>
        <table:table-row table:style-name="ro2">
          <table:table-cell office:value-type="string">
            <text:p>Parties</text:p>
          </table:table-cell>
          <table:table-cell office:value-type="string">
            <text:p>GET</text:p>
          </table:table-cell>
          <table:table-cell office:value-type="string">
            <text:p>/api/v1/Parties/{PartyID}/Invites</text:p>
          </table:table-cell>
          <table:table-cell/>
          <table:table-cell office:value-type="string">
            <text:p>Retrieves party invites --Untested</text:p>
          </table:table-cell>
          <table:table-cell table:number-columns-repeated="5"/>
        </table:table-row>
        <table:table-row table:style-name="ro2">
          <table:table-cell office:value-type="string">
            <text:p>Parties</text:p>
          </table:table-cell>
          <table:table-cell office:value-type="string">
            <text:p>GET</text:p>
          </table:table-cell>
          <table:table-cell office:value-type="string">
            <text:p>/api/v1/Parties/{PartyID}</text:p>
          </table:table-cell>
          <table:table-cell/>
          <table:table-cell office:value-type="string">
            <text:p>Retrieves a party by PartyID</text:p>
          </table:table-cell>
          <table:table-cell office:value-type="string">
            <text:p>Get a specific party's information</text:p>
          </table:table-cell>
          <table:table-cell table:number-columns-repeated="3"/>
          <table:table-cell office:value-type="string">
            <text:p>Only show parties the user is invited or hosting</text:p>
          </table:table-cell>
        </table:table-row>
        <table:table-row table:style-name="ro2">
          <table:table-cell office:value-type="string">
            <text:p>Parties</text:p>
          </table:table-cell>
          <table:table-cell office:value-type="string">
            <text:p>PUT</text:p>
          </table:table-cell>
          <table:table-cell office:value-type="string">
            <text:p>/api/v1/Parties/{PartyID}</text:p>
          </table:table-cell>
          <table:table-cell/>
          <table:table-cell office:value-type="string">
            <text:p>Updates an existing party. Only the host can do this.</text:p>
          </table:table-cell>
          <table:table-cell office:value-type="string">
            <text:p>Update an existing party</text:p>
          </table:table-cell>
          <table:table-cell table:number-columns-repeated="3"/>
          <table:table-cell office:value-type="string">
            <text:p>Host only</text:p>
          </table:table-cell>
        </table:table-row>
        <table:table-row table:style-name="ro2">
          <table:table-cell office:value-type="string">
            <text:p>Parties</text:p>
          </table:table-cell>
          <table:table-cell office:value-type="string">
            <text:p>DELETE</text:p>
          </table:table-cell>
          <table:table-cell office:value-type="string">
            <text:p>/api/v1/Parties/{PartyID}</text:p>
          </table:table-cell>
          <table:table-cell/>
          <table:table-cell office:value-type="string">
            <text:p>Deletes an existing party --Untested</text:p>
          </table:table-cell>
          <table:table-cell table:number-columns-repeated="5"/>
        </table:table-row>
        <table:table-row table:style-name="ro2">
          <table:table-cell office:value-type="string">
            <text:p>Parties</text:p>
          </table:table-cell>
          <table:table-cell office:value-type="string">
            <text:p>PUT</text:p>
          </table:table-cell>
          <table:table-cell office:value-type="string">
            <text:p>/api/v1/Parties/{PartyID}/Invites/{userGuid}</text:p>
          </table:table-cell>
          <table:table-cell/>
          <table:table-cell office:value-type="string">
            <text:p>Updates an existing party invite --Untested</text:p>
          </table:table-cell>
          <table:table-cell office:value-type="string">
            <text:p>Accept or unaccept an invite</text:p>
          </table:table-cell>
          <table:table-cell table:number-columns-repeated="3"/>
          <table:table-cell office:value-type="string">
            <text:p>Invitee only</text:p>
          </table:table-cell>
        </table:table-row>
        <table:table-row table:style-name="ro2">
          <table:table-cell office:value-type="string">
            <text:p>Parties</text:p>
          </table:table-cell>
          <table:table-cell office:value-type="string">
            <text:p>DELETE</text:p>
          </table:table-cell>
          <table:table-cell office:value-type="string">
            <text:p>/api/v1/Parties/{partyID}/Invites/{userGuid}</text:p>
          </table:table-cell>
          <table:table-cell/>
          <table:table-cell office:value-type="string">
            <text:p>Deletes an existing Party Invite --Untested</text:p>
          </table:table-cell>
          <table:table-cell table:number-columns-repeated="5"/>
        </table:table-row>
        <table:table-row table:style-name="ro2">
          <table:table-cell office:value-type="string">
            <text:p>Parties</text:p>
          </table:table-cell>
          <table:table-cell office:value-type="string">
            <text:p>PUT</text:p>
          </table:table-cell>
          <table:table-cell office:value-type="string">
            <text:p>/api/v1/Parties/{PartyID}/Choices/{userGuid}/{mealID}</text:p>
          </table:table-cell>
          <table:table-cell/>
          <table:table-cell office:value-type="string">
            <text:p>Updates an existing party choice --Untested</text:p>
          </table:table-cell>
          <table:table-cell table:number-columns-repeated="5"/>
        </table:table-row>
        <table:table-row table:style-name="ro2">
          <table:table-cell office:value-type="string">
            <text:p>Parties</text:p>
          </table:table-cell>
          <table:table-cell office:value-type="string">
            <text:p>DELETE</text:p>
          </table:table-cell>
          <table:table-cell office:value-type="string">
            <text:p>/api/v1/Parties/{partyID}/Choices/{userGuid}/{mealID}</text:p>
          </table:table-cell>
          <table:table-cell/>
          <table:table-cell office:value-type="string">
            <text:p>Deletes an existing Party Choice --Untested</text:p>
          </table:table-cell>
          <table:table-cell table:number-columns-repeated="5"/>
        </table:table-row>
        <table:table-row table:style-name="ro2">
          <table:table-cell office:value-type="string">
            <text:p>Parties</text:p>
          </table:table-cell>
          <table:table-cell office:value-type="string">
            <text:p>POST</text:p>
          </table:table-cell>
          <table:table-cell office:value-type="string">
            <text:p>/api/v1/Parties/{partyID}/Choices/{userGuid}</text:p>
          </table:table-cell>
          <table:table-cell/>
          <table:table-cell office:value-type="string">
            <text:p>Creates a new party choice --Untested</text:p>
          </table:table-cell>
          <table:table-cell table:number-columns-repeated="5"/>
        </table:table-row>
        <table:table-row table:style-name="ro2">
          <table:table-cell office:value-type="string">
            <text:p>Parties</text:p>
          </table:table-cell>
          <table:table-cell office:value-type="string">
            <text:p>GET</text:p>
          </table:table-cell>
          <table:table-cell office:value-type="string">
            <text:p>/api/v1/Parties/{PartyID}/Choices</text:p>
          </table:table-cell>
          <table:table-cell/>
          <table:table-cell office:value-type="string">
            <text:p>Retrieves party choices --Untested</text:p>
          </table:table-cell>
          <table:table-cell table:number-columns-repeated="5"/>
        </table:table-row>
        <table:table-row table:style-name="ro2">
          <table:table-cell office:value-type="string">
            <text:p>Parties</text:p>
          </table:table-cell>
          <table:table-cell office:value-type="string">
            <text:p>POST</text:p>
          </table:table-cell>
          <table:table-cell office:value-type="string">
            <text:p>/api/v1/Parties/{partyID}/Invites</text:p>
          </table:table-cell>
          <table:table-cell/>
          <table:table-cell office:value-type="string">
            <text:p>Creates a new party --Untested</text:p>
          </table:table-cell>
          <table:table-cell table:number-columns-repeated="5"/>
        </table:table-row>
        <table:table-row table:style-name="ro2">
          <table:table-cell office:value-type="string">
            <text:p>Parties</text:p>
          </table:table-cell>
          <table:table-cell office:value-type="string">
            <text:p>GET</text:p>
          </table:table-cell>
          <table:table-cell office:value-type="string">
            <text:p>/api/v1/Parties/{PartyID}/Meals</text:p>
          </table:table-cell>
          <table:table-cell/>
          <table:table-cell office:value-type="string">
            <text:p>Retrieves party meals --Untested</text:p>
          </table:table-cell>
          <table:table-cell table:number-columns-repeated="5"/>
        </table:table-row>
        <table:table-row table:style-name="ro2">
          <table:table-cell office:value-type="string">
            <text:p>Parties</text:p>
          </table:table-cell>
          <table:table-cell office:value-type="string">
            <text:p>POST</text:p>
          </table:table-cell>
          <table:table-cell office:value-type="string">
            <text:p>/api/v1/Parties/{PartyID}/Meals</text:p>
          </table:table-cell>
          <table:table-cell/>
          <table:table-cell office:value-type="string">
            <text:p>Creates a new party meal --Untested</text:p>
          </table:table-cell>
          <table:table-cell table:number-columns-repeated="5"/>
        </table:table-row>
        <table:table-row table:style-name="ro2">
          <table:table-cell office:value-type="string">
            <text:p>Parties</text:p>
          </table:table-cell>
          <table:table-cell office:value-type="string">
            <text:p>DELETE</text:p>
          </table:table-cell>
          <table:table-cell office:value-type="string">
            <text:p>/api/v1/Parties/{PartyID}/Meals/{MealID}</text:p>
          </table:table-cell>
          <table:table-cell/>
          <table:table-cell office:value-type="string">
            <text:p>Deletes an existing Party Meal --Untested</text:p>
          </table:table-cell>
          <table:table-cell table:number-columns-repeated="5"/>
        </table:table-row>
        <table:table-row table:style-name="ro2">
          <table:table-cell office:value-type="string">
            <text:p>Root</text:p>
          </table:table-cell>
          <table:table-cell office:value-type="string">
            <text:p>GET</text:p>
          </table:table-cell>
          <table:table-cell office:value-type="string">
            <text:p>/api/v1/Root</text:p>
          </table:table-cell>
          <table:table-cell/>
          <table:table-cell office:value-type="string">
            <text:p>Retrieves roots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GET</text:p>
          </table:table-cell>
          <table:table-cell office:value-type="string">
            <text:p>/api/v1/Users</text:p>
          </table:table-cell>
          <table:table-cell/>
          <table:table-cell office:value-type="string">
            <text:p>Retrieves users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POST</text:p>
          </table:table-cell>
          <table:table-cell office:value-type="string">
            <text:p>/api/v1/Users</text:p>
          </table:table-cell>
          <table:table-cell/>
          <table:table-cell office:value-type="string">
            <text:p>Creates a new user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GET</text:p>
          </table:table-cell>
          <table:table-cell office:value-type="string">
            <text:p>/api/v1/Users/{userGuid}/Friends</text:p>
          </table:table-cell>
          <table:table-cell/>
          <table:table-cell office:value-type="string">
            <text:p>Retrieves user friends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POST</text:p>
          </table:table-cell>
          <table:table-cell office:value-type="string">
            <text:p>/api/v1/Users/{userGuid}/Friends</text:p>
          </table:table-cell>
          <table:table-cell/>
          <table:table-cell office:value-type="string">
            <text:p>Creates a user friend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GET</text:p>
          </table:table-cell>
          <table:table-cell office:value-type="string">
            <text:p>/api/v1/Users/{userGuid}/Parties</text:p>
          </table:table-cell>
          <table:table-cell/>
          <table:table-cell office:value-type="string">
            <text:p>Retrieves user Parties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GET</text:p>
          </table:table-cell>
          <table:table-cell office:value-type="string">
            <text:p>/api/v1/Users/{userGuid}/Meals</text:p>
          </table:table-cell>
          <table:table-cell/>
          <table:table-cell office:value-type="string">
            <text:p>Retrieves user meals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GET</text:p>
          </table:table-cell>
          <table:table-cell office:value-type="string">
            <text:p>/api/v1/Users/{UserGuid}</text:p>
          </table:table-cell>
          <table:table-cell/>
          <table:table-cell office:value-type="string">
            <text:p>Retrieves a user by GUID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DELETE</text:p>
          </table:table-cell>
          <table:table-cell office:value-type="string">
            <text:p>/api/v1/Users/{UserGuid}</text:p>
          </table:table-cell>
          <table:table-cell/>
          <table:table-cell office:value-type="string">
            <text:p>Deletes an existing user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PUT</text:p>
          </table:table-cell>
          <table:table-cell office:value-type="string">
            <text:p>/api/v1/Users/{userGuid}</text:p>
          </table:table-cell>
          <table:table-cell/>
          <table:table-cell office:value-type="string">
            <text:p>Updates an existing user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PUT</text:p>
          </table:table-cell>
          <table:table-cell office:value-type="string">
            <text:p>/api/v1/Users/{userGuid}/Friends/{friendGuid}</text:p>
          </table:table-cell>
          <table:table-cell/>
          <table:table-cell office:value-type="string">
            <text:p>Updates an existing user friend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DELETE</text:p>
          </table:table-cell>
          <table:table-cell office:value-type="string">
            <text:p>/api/v1/Users/{userGuid}/Friends/{friendGuid}</text:p>
          </table:table-cell>
          <table:table-cell/>
          <table:table-cell office:value-type="string">
            <text:p>Deletes an existing user friend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GET</text:p>
          </table:table-cell>
          <table:table-cell office:value-type="string">
            <text:p>/api/v1/Users/Users/{UserGuid}/Meals</text:p>
          </table:table-cell>
          <table:table-cell/>
          <table:table-cell office:value-type="string">
            <text:p>Retrieves meals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POST</text:p>
          </table:table-cell>
          <table:table-cell office:value-type="string">
            <text:p>/api/v1/Users/Users/{UserGuid}/Meals</text:p>
          </table:table-cell>
          <table:table-cell/>
          <table:table-cell office:value-type="string">
            <text:p>Creates a new meal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GET</text:p>
          </table:table-cell>
          <table:table-cell office:value-type="string">
            <text:p>/api/v1/Users/Users/{UserGuid}/Meals/{MealID}</text:p>
          </table:table-cell>
          <table:table-cell/>
          <table:table-cell office:value-type="string">
            <text:p>Retrieves a meal by MealID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DELETE</text:p>
          </table:table-cell>
          <table:table-cell office:value-type="string">
            <text:p>/api/v1/Users/Users/{UserGuid}/Meals/{MealID}</text:p>
          </table:table-cell>
          <table:table-cell/>
          <table:table-cell office:value-type="string">
            <text:p>Deletes an existing meal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PUT</text:p>
          </table:table-cell>
          <table:table-cell office:value-type="string">
            <text:p>/api/v1/Users/Users/{UserGuid}/Meals/{MealID}</text:p>
          </table:table-cell>
          <table:table-cell/>
          <table:table-cell office:value-type="string">
            <text:p>Updates an existing meal --Untested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scadia Mono" svg:font-family="'Cascadia Mono'"/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4">01/14/2024</text:date>, <text:time>09:4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12T19:33:43.67</meta:creation-date>
    <meta:generator>OpenOffice/4.1.14$Win32 OpenOffice.org_project/4114m1$Build-9811</meta:generator>
    <dc:date>2024-01-14T09:47:41.36</dc:date>
    <meta:editing-duration>P1DT6H54M1S</meta:editing-duration>
    <meta:editing-cycles>34</meta:editing-cycles>
    <meta:document-statistic meta:table-count="3" meta:cell-count="181" meta:object-count="0"/>
  </office:meta>
</office:document-meta>
</file>